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a" svg:font-family="Symbola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3.5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dee6ef" draw:textarea-horizontal-align="justify" draw:textarea-vertical-align="middle" draw:auto-grow-height="false" fo:min-height="1cm" fo:min-width="2.25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Linienspitzen_20_2" draw:marker-end-width="0.3cm" draw:fill="none" draw:textarea-vertical-align="middle" loext:decorative="false"/>
    </style:style>
    <style:style style:name="gr4" style:family="graphic" style:parent-style-name="standard">
      <style:graphic-properties draw:fill="solid" draw:fill-color="#dee6ef" draw:textarea-horizontal-align="justify" draw:textarea-vertical-align="middle" draw:auto-grow-height="false" fo:min-height="1.75cm" fo:min-width="3.5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Linienspitzen_20_3" draw:marker-end-width="0.3cm" draw:fill="none" draw:textarea-vertical-align="middle" loext:decorative="false"/>
    </style:style>
    <style:style style:name="gr6" style:family="graphic" style:parent-style-name="standard">
      <style:graphic-properties draw:fill="solid" draw:fill-color="#dee6ef" draw:textarea-horizontal-align="justify" draw:textarea-vertical-align="middle" draw:auto-grow-height="false" fo:min-height="1cm" fo:min-width="3.5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Linienspitzen_20_4" draw:marker-end-width="0.3cm" draw:fill="none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1cm" fo:min-width="3.75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Linienspitzen_20_5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Linienspitzen_20_7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Linienspitzen_20_8" draw:marker-end-width="0.3cm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8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8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1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25cm" loext:decorative="false"/>
      <style:paragraph-properties style:writing-mode="lr-tb"/>
    </style:style>
    <style:style style:name="gr18" style:family="graphic" style:parent-style-name="standard">
      <style:graphic-properties draw:stroke="dash" draw:stroke-dash="Long_20_Dash" svg:stroke-linecap="butt" draw:fill="none" loext:fill-use-slide-background="false" draw:opacity="50%" draw:textarea-horizontal-align="justify" draw:textarea-vertical-align="middle" draw:auto-grow-height="false" fo:min-height="8cm" fo:min-width="20.5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75cm" fo:min-width="3.25cm" loext:decorative="false"/>
      <style:paragraph-properties style:writing-mode="lr-tb"/>
    </style:style>
    <style:style style:name="gr21" style:family="graphic" style:parent-style-name="objectwithoutfill">
      <style:graphic-properties draw:marker-end="Linienspitzen_20_9" draw:marker-end-width="0.3cm" draw:fill="none" draw:textarea-vertical-align="middle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gr23" style:family="graphic" style:parent-style-name="standard">
      <style:graphic-properties draw:fill="solid" draw:fill-color="#dee6ef" draw:textarea-horizontal-align="justify" draw:textarea-vertical-align="middle" draw:auto-grow-height="false" fo:min-height="1.75cm" fo:min-width="3cm" loext:decorative="false"/>
      <style:paragraph-properties style:writing-mode="lr-tb"/>
    </style:style>
    <style:style style:name="gr24" style:family="graphic" style:parent-style-name="objectwithoutfill">
      <style:graphic-properties draw:marker-end="Linienspitzen_20_10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Linienspitzen_20_11" draw:marker-end-width="0.3cm" draw:fill="none" draw:textarea-vertical-align="middle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6cm" fo:min-width="0cm" loext:decorative="false"/>
      <style:paragraph-properties style:writing-mode="lr-tb"/>
    </style:style>
    <style:style style:name="gr27" style:family="graphic" style:parent-style-name="objectwithoutfill">
      <style:graphic-properties draw:marker-end="Linienspitzen_20_1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Linienspitzen_20_17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dee6ef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opacity="50%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solid" draw:fill-color="#dee6ef"/>
      <style:paragraph-properties fo:text-align="center"/>
    </style:style>
    <style:style style:name="P9" style:family="paragraph">
      <loext:graphic-properties draw:fill="none" draw:fill-color="#ffffff"/>
      <style:text-properties fo:font-size="40pt" style:font-size-asian="40pt" style:font-size-complex="40pt"/>
    </style:style>
    <style:style style:name="T1" style:family="text">
      <style:text-properties style:font-name="Symbola" fo:font-size="40pt" style:font-name-asian="Symbola" style:font-size-asian="40pt" style:font-name-complex="Symbola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4cm" svg:height="1.25cm" svg:x="13.75cm" svg:y="7.25cm">
          <text:p text:style-name="P1">arachne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75cm" svg:height="1.25cm" svg:x="7.5cm" svg:y="7.25cm">
          <text:p text:style-name="P1">http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10.25cm" svg:y1="7.875cm" svg:x2="13.75cm" svg:y2="7.875cm" draw:start-shape="id1" draw:start-glue-point="1" draw:end-shape="id2" draw:end-glue-point="3" svg:d="M10250 7875h3500" svg:viewBox="0 0 3501 1">
          <text:p/>
        </draw:connector>
        <draw:custom-shape draw:style-name="gr4" draw:text-style-name="P3" xml:id="id3" draw:id="id3" draw:layer="layout" svg:width="4cm" svg:height="2cm" svg:x="24.25cm" svg:y="1.25cm">
          <text:p text:style-name="P1">freeipa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5.75cm" svg:y1="7.25cm" svg:x2="26.25cm" svg:y2="3.25cm" draw:start-shape="id2" draw:start-glue-point="0" draw:end-shape="id3" draw:end-glue-point="2" svg:d="M15750 7250v-2000h10500v-2000" svg:viewBox="0 0 10501 4001">
          <text:p/>
        </draw:connector>
        <draw:custom-shape draw:style-name="gr6" draw:text-style-name="P3" xml:id="id5" draw:id="id5" draw:layer="layout" svg:width="4cm" svg:height="1.25cm" svg:x="9.75cm" svg:y="10.25cm">
          <text:p text:style-name="P1">OpenVPN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5.75cm" svg:y1="10.25cm" svg:x2="15.75cm" svg:y2="8.5cm" draw:start-shape="id4" draw:start-glue-point="0" draw:end-shape="id2" draw:end-glue-point="2" svg:d="M15750 10250v-1750" svg:viewBox="0 0 1 1751">
          <text:p/>
        </draw:connector>
        <draw:custom-shape draw:style-name="gr8" draw:text-style-name="P2" xml:id="id6" draw:id="id6" draw:layer="layout" svg:width="4.25cm" svg:height="1.25cm" svg:x="23.25cm" svg:y="10.25cm">
          <text:p text:style-name="P1">arachne-DBus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1.25cm" svg:x="13.75cm" svg:y="10.25cm">
          <text:p text:style-name="P1">arachne-plugin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5.75cm" svg:y1="8.5cm" svg:x2="11.75cm" svg:y2="10.25cm" draw:start-shape="id2" draw:end-shape="id5" draw:end-glue-point="0" svg:d="M15750 8500v875h-4000v875" svg:viewBox="0 0 4001 1751">
          <text:p/>
        </draw:connector>
        <draw:connector draw:style-name="gr10" draw:text-style-name="P4" draw:layer="layout" svg:x1="17.75cm" svg:y1="7.875cm" svg:x2="25.375cm" svg:y2="10.25cm" draw:start-shape="id2" draw:start-glue-point="1" draw:end-shape="id6" draw:end-glue-point="0" svg:d="M17750 7875h7625v2375" svg:viewBox="0 0 7626 2376">
          <text:p/>
        </draw:connector>
        <draw:connector draw:style-name="gr11" draw:text-style-name="P4" draw:layer="layout" draw:line-skew="1.749cm" svg:x1="25.375cm" svg:y1="11.5cm" svg:x2="11.75cm" svg:y2="11.5cm" draw:start-shape="id6" draw:start-glue-point="2" draw:end-shape="id5" draw:end-glue-point="2" svg:d="M25375 11500v2250h-13625v-2250" svg:viewBox="0 0 13626 2251">
          <text:p/>
        </draw:connector>
        <draw:frame draw:style-name="gr12" draw:text-style-name="P5" draw:layer="layout" svg:width="4.081cm" svg:height="0.806cm" svg:x="18.669cm" svg:y="4.5cm">
          <draw:text-box>
            <text:p>Kerberos, LDAP</text:p>
          </draw:text-box>
        </draw:frame>
        <draw:frame draw:style-name="gr13" draw:text-style-name="P5" draw:layer="layout" svg:width="5.43cm" svg:height="0.806cm" svg:x="15.5cm" svg:y="13.75cm">
          <draw:text-box>
            <text:p>management interface</text:p>
          </draw:text-box>
        </draw:frame>
        <draw:frame draw:style-name="gr14" draw:text-style-name="P5" draw:layer="layout" svg:width="3.282cm" svg:height="0.806cm" svg:x="10.218cm" svg:y="7cm">
          <draw:text-box>
            <text:p>HTTPS, AJP</text:p>
          </draw:text-box>
        </draw:frame>
        <draw:frame draw:style-name="gr15" draw:text-style-name="P5" draw:layer="layout" svg:width="3.365cm" svg:height="0.806cm" svg:x="15.75cm" svg:y="9.25cm">
          <draw:text-box>
            <text:p>auth: HTTPS</text:p>
          </draw:text-box>
        </draw:frame>
        <draw:frame draw:style-name="gr16" draw:text-style-name="P5" draw:layer="layout" svg:width="6.117cm" svg:height="1.361cm" svg:x="20.537cm" svg:y="8.5cm">
          <draw:text-box>
            <text:p>Dbus</text:p>
            <text:p>user status, server restart</text:p>
          </draw:text-box>
        </draw:frame>
        <draw:frame draw:style-name="gr17" draw:text-style-name="P5" draw:layer="layout" svg:width="2.925cm" svg:height="0.806cm" svg:x="8.75cm" svg:y="9.444cm">
          <draw:text-box>
            <text:p>server.conf</text:p>
          </draw:text-box>
        </draw:frame>
        <draw:custom-shape draw:style-name="gr18" draw:text-style-name="P6" draw:layer="layout" svg:width="21cm" svg:height="8.25cm" svg:x="7cm" svg:y="6.75cm">
          <text:p/>
          <draw:enhanced-geometry svg:viewBox="0 0 21600 21600" draw:type="rectangle" draw:enhanced-path="M 0 0 L 21600 0 21600 21600 0 21600 0 0 Z N"/>
        </draw:custom-shape>
        <draw:frame draw:style-name="gr19" draw:text-style-name="P5" xml:id="id10" draw:id="id10" draw:layer="layout" svg:width="1.912cm" svg:height="2.038cm" svg:x="11.75cm" svg:y="1.5cm">
          <draw:text-box>
            <text:p text:style-name="P7"><text:span text:style-name="T1">☁</text:span></text:p>
          </draw:text-box>
        </draw:frame>
        <draw:custom-shape draw:style-name="gr20" draw:text-style-name="P1" xml:id="id7" draw:id="id7" draw:layer="layout" svg:width="3.75cm" svg:height="2cm" svg:x="7cm" svg:y="1.5cm">
          <text:p text:style-name="P1">Arachne Config Downloader</text:p>
          <draw:enhanced-geometry svg:viewBox="0 0 21600 21600" draw:type="rectangle" draw:enhanced-path="M 0 0 L 21600 0 21600 21600 0 21600 0 0 Z N"/>
        </draw:custom-shape>
        <draw:connector draw:style-name="gr21" draw:text-style-name="P4" draw:layer="layout" svg:x1="8.875cm" svg:y1="3.5cm" svg:x2="8.875cm" svg:y2="7.25cm" draw:start-shape="id7" draw:start-glue-point="2" draw:end-shape="id1" draw:end-glue-point="0" svg:d="M8875 3500v3750" svg:viewBox="0 0 1 3751">
          <text:p/>
        </draw:connector>
        <draw:frame draw:style-name="gr22" draw:text-style-name="P5" draw:layer="layout" svg:width="2.126cm" svg:height="0.806cm" svg:x="9cm" svg:y="5.75cm">
          <draw:text-box>
            <text:p>HTTPS</text:p>
          </draw:text-box>
        </draw:frame>
        <draw:custom-shape draw:style-name="gr23" draw:text-style-name="P8" xml:id="id8" draw:id="id8" draw:layer="layout" svg:width="3.5cm" svg:height="2cm" svg:x="2.25cm" svg:y="1.5cm">
          <text:p text:style-name="P1">Web-Browser</text:p>
          <draw:enhanced-geometry svg:viewBox="0 0 21600 21600" draw:type="rectangle" draw:enhanced-path="M 0 0 L 21600 0 21600 21600 0 21600 0 0 Z N"/>
        </draw:custom-shape>
        <draw:connector draw:style-name="gr24" draw:text-style-name="P4" draw:layer="layout" svg:x1="4cm" svg:y1="3.5cm" svg:x2="8.875cm" svg:y2="7.25cm" draw:start-shape="id8" draw:end-shape="id1" draw:end-glue-point="0" svg:d="M4000 3500v1875h4875v1875" svg:viewBox="0 0 4876 3751">
          <text:p/>
        </draw:connector>
        <draw:frame draw:style-name="gr19" draw:text-style-name="P5" draw:layer="layout" svg:width="3.228cm" svg:height="0.806cm" svg:x="9.022cm" svg:y="4.444cm">
          <draw:text-box>
            <text:p>Client config</text:p>
          </draw:text-box>
        </draw:frame>
        <draw:frame draw:style-name="gr19" draw:text-style-name="P9" xml:id="id11" draw:id="id11" draw:layer="layout" svg:width="1.398cm" svg:height="2.038cm" svg:x="15.102cm" svg:y="1.25cm">
          <draw:text-box>
            <text:p><text:span text:style-name="T1">🖥</text:span></text:p>
          </draw:text-box>
        </draw:frame>
        <draw:custom-shape draw:style-name="gr6" draw:text-style-name="P3" xml:id="id9" draw:id="id9" draw:layer="layout" svg:width="4cm" svg:height="1.25cm" svg:x="18.5cm" svg:y="10.25cm">
          <text:p text:style-name="P1">Firewalld</text:p>
          <draw:enhanced-geometry svg:viewBox="0 0 21600 21600" draw:type="rectangle" draw:enhanced-path="M 0 0 L 21600 0 21600 21600 0 21600 0 0 Z N"/>
        </draw:custom-shape>
        <draw:connector draw:style-name="gr25" draw:text-style-name="P4" draw:layer="layout" svg:x1="15.75cm" svg:y1="11.5cm" svg:x2="20.5cm" svg:y2="11.5cm" draw:start-shape="id4" draw:start-glue-point="2" draw:end-shape="id9" svg:d="M15750 11500v501h4750v-501" svg:viewBox="0 0 4751 502">
          <text:p/>
        </draw:connector>
        <draw:frame draw:style-name="gr26" draw:text-style-name="P5" draw:layer="layout" svg:width="1.713cm" svg:height="1.056cm" svg:x="17.75cm" svg:y="12cm">
          <draw:text-box>
            <text:p>DBus</text:p>
          </draw:text-box>
        </draw:frame>
        <draw:connector draw:style-name="gr27" draw:text-style-name="P4" draw:layer="layout" draw:line-skew="-0.707cm" svg:x1="14.273cm" svg:y1="6.876cm" svg:x2="12.706cm" svg:y2="3.538cm" draw:end-shape="id10" draw:end-glue-point="2" svg:d="M14273 6876v-2126h-1567v-1212" svg:viewBox="0 0 1568 3339">
          <text:p/>
        </draw:connector>
        <draw:connector draw:style-name="gr28" draw:text-style-name="P4" draw:layer="layout" draw:line-skew="-0.672cm" svg:x1="14.255cm" svg:y1="7.056cm" svg:x2="15.801cm" svg:y2="3.288cm" draw:end-shape="id11" draw:end-glue-point="2" svg:d="M14255 7056v-2306h1546v-1462" svg:viewBox="0 0 1547 3769">
          <text:p/>
        </draw:connector>
        <draw:frame draw:style-name="gr19" draw:text-style-name="P5" draw:layer="layout" svg:width="1.52cm" svg:height="0.806cm" svg:x="15.75cm" svg:y="3.75cm">
          <draw:text-box>
            <text:p>SSH</text:p>
          </draw:text-box>
        </draw:frame>
        <draw:frame draw:style-name="gr19" draw:text-style-name="P5" draw:layer="layout" svg:width="1.878cm" svg:height="0.806cm" svg:x="12.75cm" svg:y="3.75cm">
          <draw:text-box>
            <text:p>SMTP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a" svg:font-family="Symbola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14" draw:display-name="Linienspitzen 14" svg:viewBox="0 0 20 20" svg:d="M0 20l10-20 10 20z"/>
    <draw:marker draw:name="Linienspitzen_20_15" draw:display-name="Linienspitzen 15" svg:viewBox="0 0 20 20" svg:d="M0 20l10-20 10 20z"/>
    <draw:marker draw:name="Linienspitzen_20_16" draw:display-name="Linienspitzen 16" svg:viewBox="0 0 20 20" svg:d="M0 20l10-20 10 20z"/>
    <draw:marker draw:name="Linienspitzen_20_17" draw:display-name="Linienspitzen 17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1T17:32:26.949786579</meta:creation-date>
    <dc:date>2025-12-01T19:25:05.030651082</dc:date>
    <meta:editing-duration>PT28M42S</meta:editing-duration>
    <meta:editing-cycles>2</meta:editing-cycles>
    <meta:generator>LibreOffice/25.2.7.2$Linux_X86_64 LibreOffice_project/520$Build-2</meta:generator>
    <meta:document-statistic meta:object-count="34"/>
  </office:meta>
</office:document-meta>
</file>